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966" officeooo:paragraph-rsid="000ca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Git exmaple 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4:21:54.998971474</meta:creation-date>
    <dc:date>2020-06-17T14:24:01.022491045</dc:date>
    <meta:editing-duration>PT37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1" meta:word-count="4" meta:character-count="22" meta:non-whitespace-character-count="19"/>
  </office:meta>
</office:document-meta>
</file>